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Times New Roman" officeooo:rsid="001a7e53" officeooo:paragraph-rsid="001a7e53"/>
    </style:style>
    <style:style style:name="P2" style:family="paragraph" style:parent-style-name="Preformatted_20_Text">
      <style:text-properties style:font-name="Times New Roman" officeooo:rsid="001a7e53" officeooo:paragraph-rsid="002ce8cd"/>
    </style:style>
    <style:style style:name="P3" style:family="paragraph" style:parent-style-name="Preformatted_20_Text">
      <style:text-properties style:font-name="Times New Roman" officeooo:rsid="001a7e53" officeooo:paragraph-rsid="0034b25e"/>
    </style:style>
    <style:style style:name="P4" style:family="paragraph" style:parent-style-name="Preformatted_20_Text">
      <style:text-properties style:font-name="Times New Roman" officeooo:rsid="001a7e53" officeooo:paragraph-rsid="0036a968"/>
    </style:style>
    <style:style style:name="P5" style:family="paragraph" style:parent-style-name="Preformatted_20_Text">
      <style:text-properties style:font-name="Times New Roman" officeooo:rsid="001a7e53" officeooo:paragraph-rsid="003cade3"/>
    </style:style>
    <style:style style:name="T1" style:family="text">
      <style:text-properties officeooo:rsid="001bec64"/>
    </style:style>
    <style:style style:name="T2" style:family="text">
      <style:text-properties officeooo:rsid="001cc1b1"/>
    </style:style>
    <style:style style:name="T3" style:family="text">
      <style:text-properties officeooo:rsid="001eb317"/>
    </style:style>
    <style:style style:name="T4" style:family="text">
      <style:text-properties officeooo:rsid="00204449"/>
    </style:style>
    <style:style style:name="T5" style:family="text">
      <style:text-properties officeooo:rsid="0023d067"/>
    </style:style>
    <style:style style:name="T6" style:family="text">
      <style:text-properties officeooo:rsid="00256eea"/>
    </style:style>
    <style:style style:name="T7" style:family="text">
      <style:text-properties officeooo:rsid="002661ab"/>
    </style:style>
    <style:style style:name="T8" style:family="text">
      <style:text-properties officeooo:rsid="0026d370"/>
    </style:style>
    <style:style style:name="T9" style:family="text">
      <style:text-properties officeooo:rsid="00286851"/>
    </style:style>
    <style:style style:name="T10" style:family="text">
      <style:text-properties officeooo:rsid="00299c7c"/>
    </style:style>
    <style:style style:name="T11" style:family="text">
      <style:text-properties officeooo:rsid="002ce8cd"/>
    </style:style>
    <style:style style:name="T12" style:family="text">
      <style:text-properties style:font-name="Times New Roman" officeooo:rsid="002ce8cd"/>
    </style:style>
    <style:style style:name="T13" style:family="text">
      <style:text-properties style:font-name="Times New Roman" officeooo:rsid="002db393"/>
    </style:style>
    <style:style style:name="T14" style:family="text">
      <style:text-properties officeooo:rsid="0030cfeb"/>
    </style:style>
    <style:style style:name="T15" style:family="text">
      <style:text-properties fo:font-weight="bold" officeooo:rsid="0030cfeb" style:font-weight-asian="bold" style:font-weight-complex="bold"/>
    </style:style>
    <style:style style:name="T16" style:family="text">
      <style:text-properties officeooo:rsid="00380d94"/>
    </style:style>
    <style:style style:name="T17" style:family="text">
      <style:text-properties officeooo:rsid="003934aa"/>
    </style:style>
    <style:style style:name="T18" style:family="text">
      <style:text-properties officeooo:rsid="003cade3"/>
    </style:style>
    <style:style style:name="T19" style:family="text">
      <style:text-properties officeooo:rsid="003d1554"/>
    </style:style>
    <style:style style:name="T20" style:family="text">
      <style:text-properties officeooo:rsid="003e21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Introducere</text:p>
      <text:p text:style-name="P1"/>
      <text:p text:style-name="P1"><text:tab/>Teoria complexitatii se ocupa cu studiul problemelor ce se pot rezolva in limita resurselor disponibile. </text:p>
      <text:p text:style-name="P1"/>
      <text:p text:style-name="P1"/>
      <text:p text:style-name="P1"><text:tab/>O asemenea categorie este constituita din problemele de decizie. Acestea sunt probleme ce primesc ca input <text:span text:style-name="T1">un set</text:span> de valori si ofera la output un <text:span text:style-name="T2">raspuns (Adevarat sau Fals)</text:span>, ce denota daca problema se poate rezolva avand la dispozitie resursele oferite. </text:p>
      <text:p text:style-name="P1"/>
      <text:p text:style-name="P1"><text:tab/></text:p>
      <text:p text:style-name="P1"/>
      <text:p text:style-name="P1"/>
      <text:p text:style-name="P1"/>
      <text:p text:style-name="P1"/>
      <text:p text:style-name="P1"><text:tab/>In continuare sunt exemplificate o serie de probleme de decizie, exemplificand o comparatie a eficientei intre diferiti algoritmi ce sunt folositi pentru rezolvarea acestora. De asemenea, se va prezenta calculul efectuat pentru determinarea complexitatii acestor algoritmi. <text:span text:style-name="T3">Problemele ce vor fi discutate sunt: </text:span></text:p>
      <text:p text:style-name="P1"><text:tab/>- <text:span text:style-name="T3">Problema primalitatii</text:span></text:p>
      <text:p text:style-name="P1"><text:tab/>- <text:span text:style-name="T3">Problema acoperirii unei multimi</text:span></text:p>
      <text:p text:style-name="P1"><text:tab/>- <text:span text:style-name="T4">inca una</text:span></text:p>
      <text:p text:style-name="P1"/>
      <text:p text:style-name="P1">Problema primalitatii</text:p>
      <text:p text:style-name="P1"/>
      <text:p text:style-name="P1"><text:tab/>Un numar prim este un numar natural ce are exact doi divizori, 1 si el insusi. Toate celelalte numere sunt numere compuse, produsul a doi divizori ai acelui numar. </text:p>
      <text:p text:style-name="P1"><text:tab/><text:span text:style-name="T5">Numerele prime sunt de o importanta fundamentala in matematica, in special in teoria numerelor. Studiul proprietatilor numerelor prime ne ajuta la determinarea eficienta daca un numar este prim sau nu. Numerele prime sunt adesea folosite in criptografie, u</text:span>n exemplu <text:span text:style-name="T6">fiind </text:span>algoritmul de criptare RSA cu chei publice ce foloseste numere prime foarte mari pentru a genera cheia cu care se face criptarea.</text:p>
      <text:p text:style-name="P1"><text:tab/></text:p>
      <text:p text:style-name="P1"><text:tab/>???Generarea numerelor pseudo-aleatoare <text:s/>este un alt exemplu de folosire a numerelor prime, unde formula de generare foloseste un numar</text:p>
      <text:p text:style-name="P1"><text:tab/> <text:s/><text:tab/></text:p>
      <text:p text:style-name="P1"><text:tab/>Urmand definitia de mai sus a unui numar prim, putem crea un algoritm <text:span text:style-name="T6">banal</text:span> ce efectiv testeaza toate numerele de la 2 la n/2 pentru incercarea de a gasi un numar la care n se divide pentru a demonstra ca n nu este prim. Complexitatea unei astfel de iteratii ar fi O(n), <text:span text:style-name="T7">ceea ce in</text:span> mod clar este evident o complexitate c<text:span text:style-name="T7">are</text:span> face ca acest algoritm sa nu fie <text:span text:style-name="T7">eficient</text:span>. </text:p>
      <text:p text:style-name="P2"><text:tab/>O prima imbunatatire ar fi sa parcurgem cu un numar m doar pana la radacina patrata a lui n (notam radacina patrata cu sqrt(n) ). Daca un numar n nu este prim, acesta poate fi factorizat in doi factori a si b cu n = a*b. Daca atat a cat si b ar fi sa fie mai mari decat sqrt(n), atunci a*b ar fi mai mare decat n. Deci cel putin unul din factori trebuie sa fie mai mici sau egali cu sqrt(n), iar pentru a verifica daca n este numar prim, trebuie sa testam doar pentru factori ce sunt mai mici sau egali cu radacina patrata a lui n. <text:s/>Astfel complexitatea va fi O(sqrt(n)).</text:p>
      <text:p text:style-name="Preformatted_20_Text"><text:tab/><text:span text:style-name="T12">Acest algoritm este o specializare a Ciurului lui Eratostene, un algoritm cunoscut inca din Antichitate. Acesta afla numerele prime pana la un numar n dat prin eliminarea succesiva a tuturor multiplilor unui </text:span><text:span text:style-name="T13">numar, cu o numaratoare incepand de la 2. Numerele ramase sunt numerele prime, cele ce nu a putut fi eliminate dupa aceasta parcurgere.</text:span></text:p>
      <text:p text:style-name="P1"/>
      <text:p text:style-name="P1"/>
      <text:p text:style-name="P1">Exemplu metoda Java:</text:p>
      <text:p text:style-name="P1"/>
      <text:p text:style-name="P1"><text:tab/>Boolean isPrime(int number){</text:p>
      <text:p text:style-name="P1"><text:s text:c="2"/><text:tab/><text:tab/>if(number &lt; 2) </text:p>
      <text:p text:style-name="P1"><text:tab/><text:tab/><text:tab/>return false;</text:p>
      <text:p text:style-name="P1"><text:tab/><text:tab/>for(int i=2; (i*i)&lt;=number; i+=2){</text:p>
      <text:p text:style-name="P1"><text:s text:c="4"/><text:tab/><text:tab/><text:tab/>if(number % i == 0 ) </text:p>
      <text:p text:style-name="P1"><text:tab/><text:tab/><text:tab/><text:tab/>return false;</text:p>
      <text:p text:style-name="P1"><text:tab/><text:tab/>}</text:p>
      <text:p text:style-name="P1"/>
      <text:p text:style-name="P1"><text:tab/><text:tab/>return true;</text:p>
      <text:p text:style-name="P1"><text:soft-page-break/><text:tab/>}</text:p>
      <text:p text:style-name="P1"/>
      <text:p text:style-name="P1"/>
      <text:p text:style-name="P1"><text:tab/></text:p>
      <text:p text:style-name="P1"><text:tab/><text:span text:style-name="T8">Totusi, acest algoritm este ineficient cand avem de lucru cu numere foarte mari. Pentru aceste cazuri, orice imbunatatire are un impact mare. </text:span></text:p>
      <text:p text:style-name="P1"/>
      <text:p text:style-name="P1"><text:tab/><text:span text:style-name="T9">In continuare este prezentat un algoritm ce este considerat la momentul de fata cel mai optim pentru astfel de teste pentru numere foarte mari.</text:span></text:p>
      <text:p text:style-name="P1"><text:tab/></text:p>
      <text:p text:style-name="P2"><text:tab/>Testul de primalitate AKS (Agrawal-Kayal-Saxena), ce a fost descoperit in 2002, este primul algoritm deterministic demonstrabil ce determina primalitatea unui numar dat intr-un timp polinomial <text:span text:style-name="T10">in numarul de cifre</text:span>. <text:span text:style-name="T11">Testul se bazeaza pe identitati polinomiale ce sunt adevarate modulo n cu n prim. Totusi, pentru un numar n ce nu este prim, testul nu este bun deoarece s-ar genera un numar mare de identitati de polinoame. <text:s/>(-explicare identitate polinomiala-)</text:span></text:p>
      <text:p text:style-name="P4"><text:tab/><text:span text:style-name="T14">Demonstratia testului pleaca de la Mica Teorema lui Fermat </text:span></text:p>
      <text:p text:style-name="P4"><text:tab/></text:p>
      <text:p text:style-name="P4"><text:tab/><text:span text:style-name="T17">(-teorema …-)</text:span></text:p>
      <text:p text:style-name="P4"><text:tab/></text:p>
      <text:p text:style-name="P4"><text:span text:style-name="T16">Aceasta afirma ca a^p = a mod p, pentru orice numar a si orice p prim. <text:s/>Deci, pentru a testa daca un numar m este prim, alegem un set de valori pentru </text:span><text:span text:style-name="T15">a</text:span><text:span text:style-name="T14"> si verificam daca a^m = a mod m. Daca gasim un astfel de a pentru care a^m = a mod m expresia nu este corecta, atunci m este compus. Exista totusi o clasa de numere, numita Numere Carmichael, care contrazic reciproca acestei teoreme. Deci exista numere neprime pentru care a^m = a mod m pentru orice a coprim cu m. 561 ar fi un prim astfel de numar. </text:span></text:p>
      <text:p text:style-name="P3"><text:span text:style-name="T14"><text:tab/>In consecinta, Mica Teorema a lui Fermat nu este indeajuns de buna pentru a inlatura toate numerele prime. (-de detaliat-). </text:span></text:p>
      <text:p text:style-name="P3"/>
      <text:p text:style-name="P5"><text:tab/><text:span text:style-name="T18">Exista totusi o alta versiune a teoremei de mai sus. Aceasta este o imbunatatire a Micii Teoreme a lui Fermat si reuseste sa elimine toate numerele neprime. </text:span></text:p>
      <text:p text:style-name="P5"><text:span text:style-name="T18"><text:tab/></text:span></text:p>
      <text:p text:style-name="P5"><text:span text:style-name="T18"><text:tab/>(x+a)^p <text:s/>= x^p <text:s/>+ a mod p , unde p este numar prim, a este un numar natural iar x o nedeterminata. <text:s text:c="3"/></text:span></text:p>
      <text:p text:style-name="P2"><text:tab/></text:p>
      <text:p text:style-name="P2"><text:tab/><text:span text:style-name="T19">(-Demonstratie...-)</text:span></text:p>
      <text:p text:style-name="P2"/>
      <text:p text:style-name="P2"><text:tab/><text:span text:style-name="T20">Calucul complexitate: (x+a)^n are n+1 coeficienti deci timpul de terminare va fi cel putin 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07T19:23:47.784114840</dc:date>
    <meta:generator>LibreOffice/4.2.8.2$Linux_X86_64 LibreOffice_project/420m0$Build-2</meta:generator>
    <meta:editing-duration>PT5H23M37S</meta:editing-duration>
    <meta:editing-cycles>31</meta:editing-cycles>
    <meta:document-statistic meta:table-count="0" meta:image-count="0" meta:object-count="0" meta:page-count="2" meta:paragraph-count="44" meta:word-count="801" meta:character-count="4785" meta:non-whitespace-character-count="3937"/>
  </office:meta>
</office:document-meta>
</file>